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4B000002429DABE53CA22E604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loext:graphic-properties draw:fill="none" draw:fill-color="#4f81bd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custom-shape draw:name="Rectangle 3" draw:style-name="gr1" draw:text-style-name="P2" draw:layer="layout" svg:width="4.304cm" svg:height="1.023cm" svg:x="3.376cm" svg:y="2.134cm">
          <text:list text:style-name="L1">
            <text:list-header>
              <text:p text:style-name="P1"><text:span text:style-name="T1">ExpectedText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1.152cm" svg:height="10.98cm" svg:x="8.021cm" svg:y="5.08cm">
          <draw:image xlink:href="Pictures/100000000000024B000002429DABE53CA22E60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name="Rectangle 3" draw:style-name="gr1" draw:text-style-name="P2" draw:layer="layout" svg:width="4.304cm" svg:height="1.023cm" svg:x="3.376cm" svg:y="2.134cm">
          <text:list text:style-name="L1">
            <text:list-header>
              <text:p text:style-name="P1"><text:span text:style-name="T1">ExpectedText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1.152cm" svg:height="10.98cm" svg:x="8.021cm" svg:y="5.08cm">
          <draw:image xlink:href="Pictures/100000000000024B000002429DABE53CA22E60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name="Rectangle 3" draw:style-name="gr1" draw:text-style-name="P2" draw:layer="layout" svg:width="4.304cm" svg:height="1.023cm" svg:x="3.376cm" svg:y="2.134cm">
          <text:list text:style-name="L1">
            <text:list-header>
              <text:p text:style-name="P1"><text:span text:style-name="T1">ExpectedText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2" draw:text-style-name="P3" draw:layer="layout" svg:width="11.152cm" svg:height="10.98cm" svg:x="8.021cm" svg:y="5.08cm">
          <draw:image xlink:href="Pictures/100000000000024B000002429DABE53CA22E60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>
        <text:list-style style:name="Default-outline2">
          <text:list-level-style-bullet text:level="1" text:bullet-char="•">
            <style:list-level-properties text:min-label-width="0.953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898989" loext:opacity="100%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Abel Briones</meta:initial-creator>
    <meta:creation-date>2024-12-06T04:48:03</meta:creation-date>
    <dc:creator>Abel Briones</dc:creator>
    <dc:date>2024-12-06T12:35:52.550000000</dc:date>
    <meta:editing-cycles>2</meta:editing-cycles>
    <meta:editing-duration>PT57S</meta:editing-duration>
    <meta:document-statistic meta:object-count="29"/>
    <meta:generator>LibreOffice/7.5.5.2$Windows_X86_64 LibreOffice_project/ca8fe7424262805f223b9a2334bc7181abbcbf5e</meta:generator>
  </office:meta>
</office:document-meta>
</file>